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03d" officeooo:paragraph-rsid="000fa03d"/>
    </style:style>
    <style:style style:name="P2" style:family="paragraph" style:parent-style-name="Standard">
      <style:text-properties fo:color="#ff0000" officeooo:rsid="000fa03d" officeooo:paragraph-rsid="000fa03d"/>
    </style:style>
    <style:style style:name="P3" style:family="paragraph" style:parent-style-name="Standard">
      <style:text-properties officeooo:rsid="00104f99" officeooo:paragraph-rsid="00104f99"/>
    </style:style>
    <style:style style:name="P4" style:family="paragraph" style:parent-style-name="Standard">
      <style:text-properties officeooo:rsid="00104f99" officeooo:paragraph-rsid="001526a9"/>
    </style:style>
    <style:style style:name="P5" style:family="paragraph" style:parent-style-name="Standard">
      <style:text-properties officeooo:rsid="0016a33c" officeooo:paragraph-rsid="0016a33c"/>
    </style:style>
    <style:style style:name="P6" style:family="paragraph" style:parent-style-name="Standard">
      <style:text-properties officeooo:rsid="0016c240" officeooo:paragraph-rsid="0016c240"/>
    </style:style>
    <style:style style:name="P7" style:family="paragraph" style:parent-style-name="Standard">
      <style:text-properties officeooo:rsid="001dfe4c" officeooo:paragraph-rsid="001dfe4c"/>
    </style:style>
    <style:style style:name="P8" style:family="paragraph" style:parent-style-name="Standard">
      <style:text-properties officeooo:rsid="001dfe4c" officeooo:paragraph-rsid="001ee5d1"/>
    </style:style>
    <style:style style:name="P9" style:family="paragraph" style:parent-style-name="Standard">
      <style:text-properties officeooo:rsid="0021d3b3" officeooo:paragraph-rsid="0021d3b3"/>
    </style:style>
    <style:style style:name="P10" style:family="paragraph" style:parent-style-name="Standard">
      <style:text-properties officeooo:rsid="00260a38" officeooo:paragraph-rsid="00260a38"/>
    </style:style>
    <style:style style:name="T1" style:family="text">
      <style:text-properties officeooo:rsid="0012b78a"/>
    </style:style>
    <style:style style:name="T2" style:family="text">
      <style:text-properties officeooo:rsid="0014d1ce"/>
    </style:style>
    <style:style style:name="T3" style:family="text">
      <style:text-properties officeooo:rsid="001526a9"/>
    </style:style>
    <style:style style:name="T4" style:family="text">
      <style:text-properties officeooo:rsid="00154c01"/>
    </style:style>
    <style:style style:name="T5" style:family="text">
      <style:text-properties officeooo:rsid="0016347f"/>
    </style:style>
    <style:style style:name="T6" style:family="text">
      <style:text-properties officeooo:rsid="0016da5b"/>
    </style:style>
    <style:style style:name="T7" style:family="text">
      <style:text-properties officeooo:rsid="001796bd"/>
    </style:style>
    <style:style style:name="T8" style:family="text">
      <style:text-properties officeooo:rsid="001ee5d1"/>
    </style:style>
    <style:style style:name="T9" style:family="text">
      <style:text-properties officeooo:rsid="00236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on financière</text:p>
      <text:p text:style-name="P1"/>
      <text:p text:style-name="P1">TD1</text:p>
      <text:p text:style-name="P10"/>
      <text:p text:style-name="P1">1.Une ESN (anciennement société de services en ingénierie informatique) est une société de services experte dans le domaine des nouvelles technologies et de l’informatique. Elle peut englober plusieurs métiers et a pour objectif principal d’accompagner une société cliente dans la réalisation d’un projet. </text:p>
      <text:p text:style-name="P1"/>
      <text:p text:style-name="P3">2.<text:span text:style-name="T3">3.</text:span><text:span text:style-name="T5">4.</text:span><text:tab/> <text:s text:c="10"/>Top <text:span text:style-name="T1">5</text:span></text:p>
      <text:p text:style-name="P3"><text:tab/>1<text:tab/>Capgemini: <text:span text:style-name="T2">Grande Entreprise, </text:span><text:span text:style-name="T4">S</text:span><text:span text:style-name="T6">AS</text:span></text:p>
      <text:p text:style-name="P4"><text:tab/>2<text:tab/>Sopra Steria: <text:span text:style-name="T2">Grande Entreprise, </text:span><text:span text:style-name="T6">SA à conseil d’administration</text:span></text:p>
      <text:p text:style-name="P4"><text:tab/>3<text:tab/>IBM: <text:span text:style-name="T2">Grande Entreprise, </text:span><text:span text:style-name="T6">SASU</text:span></text:p>
      <text:p text:style-name="P4"><text:tab/>4<text:tab/>Atos: <text:span text:style-name="T2">Grande Entreprise, </text:span><text:span text:style-name="T6">S</text:span><text:span text:style-name="T7">ARL</text:span></text:p>
      <text:p text:style-name="P4"><text:tab/>5<text:tab/>Accenture: <text:span text:style-name="T2">Grande Entreprise, </text:span><text:span text:style-name="T7">SAS</text:span></text:p>
      <text:p text:style-name="P5"/>
      <text:p text:style-name="P5">5. Voir fichiers</text:p>
      <text:p text:style-name="P5"/>
      <text:p text:style-name="P6">6.</text:p>
      <text:p text:style-name="P6"/>
      <text:p text:style-name="P7">7. Toutes ces entreprises sont côtées en bourse.</text:p>
      <text:p text:style-name="P7"/>
      <text:p text:style-name="P7">Avantages : </text:p>
      <text:p text:style-name="P7"><text:tab/>- atténuer les conséquences de la chute des crédits bancaires durant une crise financière<text:tab/></text:p>
      <text:p text:style-name="P7"><text:tab/>- renforcer les fonds propres</text:p>
      <text:p text:style-name="P8"><text:tab/>- favorise<text:span text:style-name="T8">r</text:span> l’innovation et la croissance</text:p>
      <text:p text:style-name="P8"><text:tab/>- améliore<text:span text:style-name="T8">r</text:span> la visibilité</text:p>
      <text:p text:style-name="P8"><text:tab/>- rassure<text:span text:style-name="T8">r</text:span> clients et partenaires</text:p>
      <text:p text:style-name="P8"><text:tab/>- attire<text:span text:style-name="T8">r</text:span> de nouvelles recrues</text:p>
      <text:p text:style-name="P9"/>
      <text:p text:style-name="P9">Inconvénients :</text:p>
      <text:p text:style-name="P9"><text:tab/>- <text:span text:style-name="T9">quelques acheteurs ou quelques vendeurs pour faire monter ou baisser les cours des actions de l’entreprise dans des proportions marqué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0:17:43.975701950</meta:creation-date>
    <dc:date>2021-11-15T11:54:33.648861443</dc:date>
    <meta:editing-duration>PT1H3M34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54" meta:character-count="1036" meta:non-whitespace-character-count="877"/>
  </office:meta>
</office:document-meta>
</file>